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3cm" fo:min-width="10.97cm"/>
    </style:style>
    <style:style style:name="gr2" style:family="graphic" style:parent-style-name="standard">
      <style:graphic-properties svg:stroke-color="#21409a" draw:fill-color="#454fa1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svg:stroke-color="#21409a" draw:fill-color="#21409a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color="#21409a" draw:fill-color="#5565af" draw:textarea-horizontal-align="justify" draw:textarea-vertical-align="middle" draw:auto-grow-height="false" fo:min-height="0.174cm" fo:min-width="0cm"/>
    </style:style>
    <style:style style:name="gr5" style:family="graphic" style:parent-style-name="objectwithoutfill">
      <style:graphic-properties svg:stroke-width="0.035cm" svg:stroke-color="#21409a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color="#21409a" draw:marker-end="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2.85cm"/>
    </style:style>
    <style:style style:name="P1" style:family="paragraph">
      <loext:graphic-properties draw:fill="none" draw:fill-color="#ffffff"/>
      <style:text-properties style:font-name="CMU Sans Serif" fo:font-size="90pt"/>
    </style:style>
    <style:style style:name="P2" style:family="paragraph">
      <loext:graphic-properties draw:fill-color="#454fa1"/>
      <style:paragraph-properties fo:text-align="center"/>
    </style:style>
    <style:style style:name="P3" style:family="paragraph">
      <loext:graphic-properties draw:fill-color="#21409a"/>
      <style:paragraph-properties fo:text-align="center"/>
    </style:style>
    <style:style style:name="P4" style:family="paragraph">
      <loext:graphic-properties draw:fill-color="#5565a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 fo:text-align="center"/>
      <style:text-properties style:font-name="Lato" fo:font-weight="normal" style:font-weight-asian="normal" style:font-weight-complex="normal"/>
    </style:style>
    <style:style style:name="P7" style:family="paragraph">
      <loext:graphic-properties draw:fill="none"/>
      <style:paragraph-properties fo:margin-top="0.42cm" fo:margin-bottom="0.35cm" fo:text-align="center"/>
      <style:text-properties style:font-name="Lato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5565af" style:font-name="Lato Heavy" fo:font-size="90pt"/>
    </style:style>
    <style:style style:name="T2" style:family="text">
      <style:text-properties fo:color="#7477b8" style:font-name="Lato Heavy" fo:font-size="90pt"/>
    </style:style>
    <style:style style:name="T3" style:family="text">
      <style:text-properties fo:color="#21409a" style:font-name="Lato Heavy" fo:font-size="90pt"/>
    </style:style>
    <style:style style:name="T4" style:family="text">
      <style:text-properties fo:color="#5565af" style:text-position="-33% 58%" style:font-name="Lato Heavy" fo:font-size="90pt"/>
    </style:style>
    <style:style style:name="T5" style:family="text">
      <style:text-properties style:font-name="Lato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text-position="33% 58%" style:font-name="Lato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7cm" svg:height="4.213cm" svg:x="0cm" svg:y="3.05cm">
          <draw:text-box>
            <text:p><text:span text:style-name="T1">Ta</text:span><text:span text:style-name="T2">Co</text:span><text:span text:style-name="T3">S</text:span><text:span text:style-name="T4">29</text:span></text:p>
          </draw:text-box>
        </draw:frame>
        <draw:custom-shape draw:style-name="gr2" draw:text-style-name="P2" draw:layer="layout" svg:width="0.59cm" svg:height="0.6cm" svg:x="2.063cm" svg:y="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cm" svg:height="0.6cm" svg:x="7.664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9cm" svg:height="0.6cm" svg:x="5.306cm" svg:y="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644cm" svg:y1="0.394cm" svg:x2="7.664cm" svg:y2="1.25cm">
          <text:p/>
        </draw:line>
        <draw:line draw:style-name="gr5" draw:text-style-name="P5" draw:layer="layout" svg:x1="7.753cm" svg:y1="1.494cm" svg:x2="5.895cm" svg:y2="2.15cm">
          <text:p/>
        </draw:line>
        <draw:line draw:style-name="gr6" draw:text-style-name="P5" draw:layer="layout" svg:x1="2.329cm" svg:y1="3.401cm" svg:x2="2.329cm" svg:y2="0.7cm">
          <text:p/>
        </draw:line>
        <draw:line draw:style-name="gr6" draw:text-style-name="P5" draw:layer="layout" svg:x1="5.6cm" svg:y1="2.65cm" svg:x2="5.6cm" svg:y2="3.45cm">
          <text:p/>
        </draw:line>
        <draw:line draw:style-name="gr6" draw:text-style-name="P5" draw:layer="layout" svg:x1="7.977cm" svg:y1="3.301cm" svg:x2="7.977cm" svg:y2="1.7cm">
          <text:p/>
        </draw:line>
        <draw:frame draw:style-name="gr7" draw:text-style-name="P7" draw:layer="layout" svg:width="8.4cm" svg:height="3.1cm" svg:x="1.4cm" svg:y="7.3cm">
          <draw:text-box>
            <text:p text:style-name="P6"><text:span text:style-name="T5">June 21</text:span><text:span text:style-name="T6">st</text:span><text:span text:style-name="T5"> - 23</text:span><text:span text:style-name="T6">rd</text:span><text:span text:style-name="T5">, </text:span></text:p>
            <text:p text:style-name="P6"><text:span text:style-name="T5">Saarbrück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1.5cm" fo:page-height="10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23:12:51.086219979</meta:creation-date>
    <dc:date>2019-04-24T10:38:07.146602422</dc:date>
    <meta:editing-duration>PT1H32M6S</meta:editing-duration>
    <meta:editing-cycles>16</meta:editing-cycles>
    <meta:generator>LibreOffice/6.0.7.3$Linux_X86_64 LibreOffice_project/00m0$Build-3</meta:generator>
    <meta:document-statistic meta:object-count="10"/>
  </office:meta>
</office:document-meta>
</file>